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s</text:p>
          </table:table-cell>
          <table:table-cell office:value-type="float" office:value="132.14" calcext:value-type="float">
            <text:p>132.14</text:p>
          </table:table-cell>
          <table:table-cell office:value-type="float" office:value="0.5" calcext:value-type="float">
            <text:p>0.5</text:p>
          </table:table-cell>
          <table:table-cell table:formula="of:=[.C1]/[.B1]" office:value-type="float" office:value="0.00378386559709399" calcext:value-type="float">
            <text:p>0.0037838656</text:p>
          </table:table-cell>
          <table:table-cell table:formula="of:=[.D1]/[.$D$11]" office:value-type="float" office:value="1848.87240805207" calcext:value-type="float">
            <text:p>1,848.87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136.09" calcext:value-type="float">
            <text:p>136.09</text:p>
          </table:table-cell>
          <table:table-cell office:value-type="float" office:value="1.5" calcext:value-type="float">
            <text:p>1.5</text:p>
          </table:table-cell>
          <table:table-cell table:formula="of:=[.C2]/[.B2]" office:value-type="float" office:value="0.0110221177162172" calcext:value-type="float">
            <text:p>0.0110221177</text:p>
          </table:table-cell>
          <table:table-cell table:formula="of:=[.D2]/[.$D$11]" office:value-type="float" office:value="5385.62715849805" calcext:value-type="float">
            <text:p>5,385.63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141.96" calcext:value-type="float">
            <text:p>141.96</text:p>
          </table:table-cell>
          <table:table-cell office:value-type="float" office:value="1.5" calcext:value-type="float">
            <text:p>1.5</text:p>
          </table:table-cell>
          <table:table-cell table:formula="of:=[.C3]/[.B3]" office:value-type="float" office:value="0.0105663567202029" calcext:value-type="float">
            <text:p>0.0105663567</text:p>
          </table:table-cell>
          <table:table-cell table:formula="of:=[.D3]/[.$D$11]" office:value-type="float" office:value="5162.93322062553" calcext:value-type="float">
            <text:p>5,162.9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58.07" calcext:value-type="float">
            <text:p>258.07</text:p>
          </table:table-cell>
          <table:table-cell office:value-type="float" office:value="0.4" calcext:value-type="float">
            <text:p>0.4</text:p>
          </table:table-cell>
          <table:table-cell table:formula="of:=[.C4]/[.B4]" office:value-type="float" office:value="0.00154996706319991" calcext:value-type="float">
            <text:p>0.0015499671</text:p>
          </table:table-cell>
          <table:table-cell table:formula="of:=[.D4]/[.$D$11]" office:value-type="float" office:value="757.344906420739" calcext:value-type="float">
            <text:p>757.3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20.37" calcext:value-type="float">
            <text:p>120.37</text:p>
          </table:table-cell>
          <table:table-cell office:value-type="float" office:value="0.0025" calcext:value-type="float">
            <text:p>0.0025</text:p>
          </table:table-cell>
          <table:table-cell table:formula="of:=[.C5]/[.B5]" office:value-type="float" office:value="0.0000207692946747528" calcext:value-type="float">
            <text:p>2.07692946747528E-05</text:p>
          </table:table-cell>
          <table:table-cell table:formula="of:=[.D5]/[.$D$11]" office:value-type="float" office:value="10.1482927639777" calcext:value-type="float">
            <text:p>10.15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float" office:value="287.56" calcext:value-type="float">
            <text:p>287.56</text:p>
          </table:table-cell>
          <table:table-cell office:value-type="float" office:value="0.001" calcext:value-type="float">
            <text:p>0.001</text:p>
          </table:table-cell>
          <table:table-cell table:formula="of:=[.C6]/[.B6]" office:value-type="float" office:value="0.00000347753512310474" calcext:value-type="float">
            <text:p>3.47753512310474E-06</text:p>
          </table:table-cell>
          <table:table-cell table:formula="of:=[.D6]/[.$D$11]" office:value-type="float" office:value="1.69919321185144" calcext:value-type="float">
            <text:p>1.7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49.68" calcext:value-type="float">
            <text:p>249.68</text:p>
          </table:table-cell>
          <table:table-cell office:value-type="float" office:value="0.001" calcext:value-type="float">
            <text:p>0.001</text:p>
          </table:table-cell>
          <table:table-cell table:formula="of:=[.C7]/[.B7]" office:value-type="float" office:value="0.00000400512656199936" calcext:value-type="float">
            <text:p>4.00512656199936E-06</text:p>
          </table:table-cell>
          <table:table-cell table:formula="of:=[.D7]/[.$D$11]" office:value-type="float" office:value="1.95698494072413" calcext:value-type="float">
            <text:p>1.96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47.13" calcext:value-type="float">
            <text:p>147.13</text:p>
          </table:table-cell>
          <table:table-cell office:value-type="float" office:value="0.5" calcext:value-type="float">
            <text:p>0.5</text:p>
          </table:table-cell>
          <table:table-cell table:formula="of:=[.C8]/[.B8]" office:value-type="float" office:value="0.00339835519608509" calcext:value-type="float">
            <text:p>0.0033983552</text:p>
          </table:table-cell>
          <table:table-cell table:formula="of:=[.D8]/[.$D$11]" office:value-type="float" office:value="1660.5043159111" calcext:value-type="float">
            <text:p>1,660.50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522.22" calcext:value-type="float">
            <text:p>522.22</text:p>
          </table:table-cell>
          <table:table-cell office:value-type="float" office:value="0.04" calcext:value-type="float">
            <text:p>0.04</text:p>
          </table:table-cell>
          <table:table-cell table:formula="of:=[.C9]/[.B9]" office:value-type="float" office:value="0.0000765960706215771" calcext:value-type="float">
            <text:p>7.65960706215771E-05</text:p>
          </table:table-cell>
          <table:table-cell table:formula="of:=[.D9]/[.$D$11]" office:value-type="float" office:value="37.426372027115" calcext:value-type="float">
            <text:p>37.43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05.638" calcext:value-type="float">
            <text:p>205.638</text:p>
          </table:table-cell>
          <table:table-cell office:value-type="float" office:value="0.001" calcext:value-type="float">
            <text:p>0.001</text:p>
          </table:table-cell>
          <table:table-cell table:formula="of:=[.C10]/[.B10]" office:value-type="float" office:value="0.00000486291444188331" calcext:value-type="float">
            <text:p>4.86291444188331E-06</text:p>
          </table:table-cell>
          <table:table-cell table:formula="of:=[.D10]/[.$D$11]" office:value-type="float" office:value="2.37611725459302" calcext:value-type="float">
            <text:p>2.3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4.31" calcext:value-type="float">
            <text:p>244.31</text:p>
          </table:table-cell>
          <table:table-cell office:value-type="float" office:value="0.0005" calcext:value-type="float">
            <text:p>0.0005</text:p>
          </table:table-cell>
          <table:table-cell table:formula="of:=[.C11]/[.B11]" office:value-type="float" office:value="0.00000204658016454505" calcext:value-type="float">
            <text:p>2.04658016454505E-06</text:p>
          </table:table-cell>
          <table:table-cell table:formula="of:=[.D11]/[.$D$11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364.911" calcext:value-type="float">
            <text:p>364.911</text:p>
          </table:table-cell>
          <table:table-cell office:value-type="float" office:value="0.00025" calcext:value-type="float">
            <text:p>0.00025</text:p>
          </table:table-cell>
          <table:table-cell table:formula="of:=[.C12]/[.B12]" office:value-type="float" office:value="0.000000685098558278594" calcext:value-type="float">
            <text:p>6.85098558278594E-07</text:p>
          </table:table-cell>
          <table:table-cell table:formula="of:=[.D12]/[.$D$11]" office:value-type="float" office:value="0.334752857546087" calcext:value-type="float">
            <text:p>0.33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iffin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n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132.12" calcext:value-type="float">
            <text:p>132.12</text:p>
          </table:table-cell>
          <table:table-cell table:formula="of:=[.B1]/[.C1]" office:value-type="float" office:value="0.00378443838934302" calcext:value-type="float">
            <text:p>0.0037844384</text:p>
          </table:table-cell>
          <table:table-cell table:formula="of:=[.D1]/[.$D$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2PO4</text:p>
          </table:table-cell>
          <table:table-cell office:value-type="float" office:value="1" calcext:value-type="float">
            <text:p>1</text:p>
          </table:table-cell>
          <table:table-cell office:value-type="float" office:value="136.086" calcext:value-type="float">
            <text:p>136.086</text:p>
          </table:table-cell>
          <table:table-cell table:formula="of:=[.B2]/[.C2]" office:value-type="float" office:value="0.00734829446085563" calcext:value-type="float">
            <text:p>0.0073482945</text:p>
          </table:table-cell>
          <table:table-cell table:formula="of:=[.D2]/[.$D$1]" office:value-type="float" office:value="1.94171332833649" calcext:value-type="float">
            <text:p>1.9417133283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float" office:value="2.5" calcext:value-type="float">
            <text:p>2.5</text:p>
          </table:table-cell>
          <table:table-cell office:value-type="float" office:value="141.96" calcext:value-type="float">
            <text:p>141.96</text:p>
          </table:table-cell>
          <table:table-cell table:formula="of:=[.B3]/[.C3]" office:value-type="float" office:value="0.0176105945336715" calcext:value-type="float">
            <text:p>0.0176105945</text:p>
          </table:table-cell>
          <table:table-cell table:formula="of:=[.D3]/[.$D$1]" office:value-type="float" office:value="4.65342349957735" calcext:value-type="float">
            <text:p>4.6534234996</text:p>
          </table:table-cell>
        </table:table-row>
        <table:table-row table:style-name="ro1">
          <table:table-cell office:value-type="string" calcext:value-type="string">
            <text:p>ferric ammonium citrate</text:p>
          </table:table-cell>
          <table:table-cell table:formula="of:=50*0.001" office:value-type="float" office:value="0.05" calcext:value-type="float">
            <text:p>0.05</text:p>
          </table:table-cell>
          <table:table-cell table:style-name="ce3" office:value-type="float" office:value="261.975" calcext:value-type="float">
            <text:p>261.975</text:p>
          </table:table-cell>
          <table:table-cell table:formula="of:=[.B4]/[.C4]" office:value-type="float" office:value="0.000190857906288768" calcext:value-type="float">
            <text:p>0.0001908579</text:p>
          </table:table-cell>
          <table:table-cell table:formula="of:=[.D4]/[.$D$1]" office:value-type="float" office:value="0.0504322931577441" calcext:value-type="float">
            <text:p>0.0504322932</text:p>
          </table:table-cell>
        </table:table-row>
        <table:table-row table:style-name="ro1">
          <table:table-cell office:value-type="string" calcext:value-type="string">
            <text:p>MgSO4.7H2O</text:p>
          </table:table-cell>
          <table:table-cell office:value-type="float" office:value="0.5" calcext:value-type="float">
            <text:p>0.5</text:p>
          </table:table-cell>
          <table:table-cell office:value-type="float" office:value="246.47" calcext:value-type="float">
            <text:p>246.47</text:p>
          </table:table-cell>
          <table:table-cell table:formula="of:=[.B5]/[.C5]" office:value-type="float" office:value="0.00202864445977198" calcext:value-type="float">
            <text:p>0.0020286445</text:p>
          </table:table-cell>
          <table:table-cell table:formula="of:=[.D5]/[.$D$1]" office:value-type="float" office:value="0.536049012050148" calcext:value-type="float">
            <text:p>0.5360490121</text:p>
          </table:table-cell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0.5" calcext:value-type="float">
            <text:p>0.5</text:p>
          </table:table-cell>
          <table:table-cell office:value-type="float" office:value="110.98" calcext:value-type="float">
            <text:p>110.98</text:p>
          </table:table-cell>
          <table:table-cell table:formula="of:=[.B6]/[.C6]" office:value-type="float" office:value="0.00450531627320238" calcext:value-type="float">
            <text:p>0.0045053163</text:p>
          </table:table-cell>
          <table:table-cell table:formula="of:=[.D6]/[.$D$1]" office:value-type="float" office:value="1.190484772031" calcext:value-type="float">
            <text:p>1.190484772</text:p>
          </table:table-cell>
        </table:table-row>
        <table:table-row table:style-name="ro1">
          <table:table-cell office:value-type="string" calcext:value-type="string">
            <text:p>ZnSO4</text:p>
          </table:table-cell>
          <table:table-cell table:formula="of:=0.1*0.001" office:value-type="float" office:value="0.0001" calcext:value-type="float">
            <text:p>0.0001</text:p>
          </table:table-cell>
          <table:table-cell office:value-type="float" office:value="161.47" calcext:value-type="float">
            <text:p>161.47</text:p>
          </table:table-cell>
          <table:table-cell table:formula="of:=[.B7]/[.C7]" office:value-type="float" office:value="0.000000619310088561343" calcext:value-type="float">
            <text:p>6.19310088561343E-07</text:p>
          </table:table-cell>
          <table:table-cell table:formula="of:=[.D7]/[.$D$1]" office:value-type="float" office:value="0.000163646497801449" calcext:value-type="float">
            <text:p>0.0001636465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table:style-name="Default"/>
          <table:table-cell office:value-type="float" office:value="0.01368" calcext:value-type="float">
            <text:p>0.01368</text:p>
          </table:table-cell>
          <table:table-cell table:formula="of:=[.D8]/[.$D$1]" office:value-type="float" office:value="3.6148032" calcext:value-type="float">
            <text:p>3.6148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5:40:46.791370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56:27.610390464</meta:creation-date>
    <dc:date>2018-08-07T15:41:16.305312058</dc:date>
    <meta:editing-duration>PT4M56S</meta:editing-duration>
    <meta:editing-cycles>2</meta:editing-cycles>
    <meta:generator>LibreOffice/5.1.6.2$Linux_X86_64 LibreOffice_project/10m0$Build-2</meta:generator>
    <meta:document-statistic meta:table-count="2" meta:cell-count="98" meta:object-count="0"/>
  </office:meta>
</office:document-meta>
</file>